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5 2412">
            <text:p>test_Parser(primitives): 2,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5">
            <text:p>2,5 sec</text:p>
          </table:table-cell>
          <table:table-cell table:style-name="ce162" table:formula="of:=TESTSTAT(&quot;count&quot;; [.B46])" office:value-type="float" office:value="2412">
            <text:p>2412</text:p>
          </table:table-cell>
          <table:table-cell table:style-name="ce164" table:formula="of:=[.E46]/[.D46]" office:value-type="float" office:value="964.8">
            <text:p>964,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2 1546">
            <text:p>test_Parser(multiplicity): 2,2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2">
            <text:p>2,2 sec</text:p>
          </table:table-cell>
          <table:table-cell table:style-name="ce162" table:formula="of:=TESTSTAT(&quot;count&quot;; [.B47])" office:value-type="float" office:value="1546">
            <text:p>1546</text:p>
          </table:table-cell>
          <table:table-cell table:style-name="ce164" table:formula="of:=[.E47]/[.D47]" office:value-type="float" office:value="702.727272727273">
            <text:p>702,7 a/sec</text:p>
          </table:table-cell>
          <table:table-cell table:number-columns-repeated="4"/>
        </table:table-row>
        <table:table-row table:style-name="ro6">
          <table:table-cell/>
          <table:table-cell table:formula="of:=TEST_PARSER(&quot;basic&quot;)" office:value-type="string" office:string-value="test_Parser(basic): 8 9107">
            <text:p>test_Parser(basic): 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8">
            <text:p>8,0 sec</text:p>
          </table:table-cell>
          <table:table-cell table:style-name="ce162" table:formula="of:=TESTSTAT(&quot;count&quot;; [.B48])" office:value-type="float" office:value="9107">
            <text:p>9107</text:p>
          </table:table-cell>
          <table:table-cell table:style-name="ce164" table:formula="of:=[.E48]/[.D48]" office:value-type="float" office:value="1138.375">
            <text:p>1138,4 a/sec</text:p>
          </table:table-cell>
          <table:table-cell table:number-columns-repeated="4"/>
        </table:table-row>
        <table:table-row table:style-name="ro6">
          <table:table-cell/>
          <table:table-cell table:formula="of:=TEST_PARSER(&quot;special&quot;)" office:value-type="string" office:string-value="test_Parser(special): 1,1 479">
            <text:p>test_Parser(special): 1,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1">
            <text:p>1,1 sec</text:p>
          </table:table-cell>
          <table:table-cell table:style-name="ce162" table:formula="of:=TESTSTAT(&quot;count&quot;; [.B49])" office:value-type="float" office:value="479">
            <text:p>479</text:p>
          </table:table-cell>
          <table:table-cell table:style-name="ce164" table:formula="of:=[.E49]/[.D49]" office:value-type="float" office:value="435.454545454545">
            <text:p>435,5 a/sec</text:p>
          </table:table-cell>
          <table:table-cell table:number-columns-repeated="4"/>
        </table:table-row>
        <table:table-row table:style-name="ro6">
          <table:table-cell/>
          <table:table-cell table:formula="of:=TEST_PARSER(&quot;numbers&quot;)" office:value-type="string" office:string-value="test_Parser(numbers): 3,9 3046">
            <text:p>test_Parser(numbers): 3,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9">
            <text:p>3,9 sec</text:p>
          </table:table-cell>
          <table:table-cell table:style-name="ce162" table:formula="of:=TESTSTAT(&quot;count&quot;; [.B50])" office:value-type="float" office:value="3046">
            <text:p>3046</text:p>
          </table:table-cell>
          <table:table-cell table:style-name="ce164" table:formula="of:=[.E50]/[.D50]" office:value-type="float" office:value="781.025641025641">
            <text:p>781,0 a/sec</text:p>
          </table:table-cell>
          <table:table-cell table:number-columns-repeated="4"/>
        </table:table-row>
        <table:table-row table:style-name="ro6">
          <table:table-cell/>
          <table:table-cell table:formula="of:=TEST_PARSER(&quot;types&quot;)" office:value-type="string" office:string-value="test_Parser(types): 8,3 11149">
            <text:p>test_Parser(types): 8,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8.3">
            <text:p>8,3 sec</text:p>
          </table:table-cell>
          <table:table-cell table:style-name="ce162" table:formula="of:=TESTSTAT(&quot;count&quot;; [.B51])" office:value-type="float" office:value="11149">
            <text:p>11149</text:p>
          </table:table-cell>
          <table:table-cell table:style-name="ce164" table:formula="of:=[.E51]/[.D51]" office:value-type="float" office:value="1343.25301204819">
            <text:p>1343,3 a/sec</text:p>
          </table:table-cell>
          <table:table-cell table:number-columns-repeated="4"/>
        </table:table-row>
        <table:table-row table:style-name="ro6">
          <table:table-cell table:number-columns-repeated="3"/>
          <table:table-cell table:style-name="ce161" table:formula="of:=SUM([.D46:.D51])" office:value-type="float" office:value="26">
            <text:p>26,0 sec</text:p>
          </table:table-cell>
          <table:table-cell table:style-name="ce163" table:formula="of:=SUM([.E46:.E51])" office:value-type="float" office:value="27739">
            <text:p>27739</text:p>
          </table:table-cell>
          <table:table-cell table:style-name="ce165" table:formula="of:=[.E52]/[.D52]" office:value-type="float" office:value="1066.88461538462">
            <text:p>1066,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3,6 27734">
            <text:p>test_Parser(all): 23,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3.6">
            <text:p>23,6 sec</text:p>
          </table:table-cell>
          <table:table-cell table:style-name="ce162" table:formula="of:=TESTSTAT(&quot;count&quot;; [.B54])" office:value-type="float" office:value="27734">
            <text:p>27734</text:p>
          </table:table-cell>
          <table:table-cell table:style-name="ce164" table:formula="of:=[.E54]/[.D54]" office:value-type="float" office:value="1175.16949152542">
            <text:p>11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1">01.06.2017</text:date>, <text:time>19:55:1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1T19:55:11.96</dc:date>
    <meta:editing-duration>P167DT18H40M38S</meta:editing-duration>
    <meta:editing-cycles>74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If isDataValue(a) Then
							tyName = "T" &amp; typeCtorName(ctorOf(a))
						Else
							tyName = _tyname(a)
						End If
						result = apply(tyName &amp; "_equ",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Function nil()
	nil = List_nil
End Function

Function cons(Optional x, Optional xs)
	Dim out As Variant : Static oFn As Object
	If isMissing(xs) Then
		If isNull(oFn) Then : oFn = Fn.cons : End If
		out = _apply(oFn, x, xs)
	Else
		If isList(xs) Then
			out = List_cons(x, xs)
		Else
			croak("cons: invalid tail - expected a List but got a " &amp; typeOf(xs) &amp; ":" &amp; NL &amp; toString(xs))
		End If
	End If
	cons = out
End Function

' --- ctor test ---

Function isNil(Optional xs)
	If isMissing(xs) Then : isNil = Fn.isNil : Else
		isNil = List_isNil(xs)
	End If
End Function

' --- destructors ---

Function car(Optional xs)
	If isMissing(xs) Then : car = Fn.car : Exit Function : End If
	If isNil(xs) Then
		croak("car: nil")
	Else
		car = List_car(xs)
	End If
End Function

Function cdr(Optional xs)
	If isMissing(xs) Then : cdr = Fn.cdr : Exit Function : End If
	If isNil(xs) Then
		croak("cdr: nil")
	Else
		cdr = List_cdr(xs)
	End If
End Function

Function length(Optional xs)
	If isMissing(xs) Then : length = Fn.length : Else
		length = List_length(xs)
	End If
End Function

' --- type test ---

Function isList(Optional x As Variant)
	isList = hasType(x, TList)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If isMissing(a0) Then
		out = nil
	Else
		' tail-call:
		out = cons(a0, List(a1, a2, a3, a4, a5, a6, a7, a8, a9))
	End If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TList_equ":	result = TList_equ(		a0, a1)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hasType":		result = has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str		 As String	' debugger shows that in inspector
	id		 As Long
	ctor	 As DataValue
	fields   As Array
End Type

Const DataCtor_name     = 0
Const DataCtor_argTypes = 1
Const DataCtor_typeCtor = 2

Const DataTypeCtor_name  	 = 0
Const DataTypeCtor_arity 	 = 1
Const DataTypeCtor_dataCtors = 2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 String -&gt; Integer -&gt; (TypeApp List TDataCtor) -&gt; TDataTypeCtor
Function DataTypeCtor( _
	Optional _name As String, _
	Optional arity As Integer, _
	Optional dataCtors As Object _
)
	Static c As Object : If isNull(c) Then : c = ctorOf(TType) : End If
	Dim out As Variant
	If isMissing(_name) Then
		out = c
	'ElseIf isMissing(arity) Then
	ElseIf isMissing(dataCtors) Then
		croak("DataTypeCtor/NYI: partial application")
	Else
		out = _newDataValue(c, Array(_name, arity, dataCtors))
	End If
	DataTypeCtor = out
End Function

Function TDataTypeCtor()
	Static out As Object ' DON'T declare it as DataValue!
	If isNull(out) Then 
		out = field(DataCtor_typeCtor, DataTypeCtor)
	End If
	TDataTypeCtor = out
End Function

' :: Str -&gt; (List TType) -&gt; TDataTypeCtor -&gt; TDataCtor
'  = DataCtor "DataCtor" [Str (TypeApp List TType) TDataTypeCtor] TDataCtor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 DataTypeCtor "List" 1 [Nil, Cons]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TString() ' singleton data ctor; returns the singleton value
	Static out As Object
	If isNull(out) Then
		' order of argTypes of DataTypeCtor is fixed:
		out = List_nth(0, field(DataCtor_argTypes, DataTypeCtor))
	End If
	TString = out
End Function

Function TInteger() ' singleton data ctor; returns the singleton value
	Static out As Object
	If isNull(out) Then
		' order of argTypes of DataTypeCtor is fixed:
		out = List_nth(1, field(DataCtor_argTypes, DataTypeCtor))
	End If
	TInteger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TInteger)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Optional v As Variant, Optional t As Object)
	Static oFn As Object
	Dim out As Variant
	If isMissing(t) Then
		If isNull(oFn) Then : 
			oFn = Fn.hasType
		End If
		If isMissing(v) Then
			out = oFn
		Else
			out = apply1(oFn, v)
		End If
	Else
		out = False
		Dim ct As Variant, cv As Variant
		ct = ctorOf(t)
		If isEmpty(ct) Then
			Goto hasType_invalidType
		ElseIf DataValue_same(ct, DataTypeCtor) Then
			cv = ctorOf(v)
			If Not(isEmpty(cv)) Then
				out = DataValue_same(field(DataCtor_typeCtor, cv), t)
			End If
		Else ' t is not a DataTypeCtor
			If DataValue_same(field(DataCtor_typeCtor, ct), TType) Then
				' Note: TString and TInteger return the singleton
				'       *value*, not the data ctor!
				If DataValue_same(t, TString) Then
					out = isString(v)
				ElseIf DataValue_same(t, TInteger) Then
					out = isInteger(v)
				Else
					croak("hasType/NYI: test against " _
						&amp; DataValue_toString(t))
				End If
			Else ' t is not a TType data ctor either
				Goto hasType_invalidType
			End If
		End If
	End If	
		
	hasType = out
	Exit Function
hasType_invalidType:
	croak("hasType: not a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 DONT dot-access fields in here!
		Dim c
		c = ctorOf(x)
		If isEmpty(c) Then ' x is not a DataValue
			out = _typeOf(x)
		Else ' x is a DataValue
			out = "Data/" &amp; _
				field(DataTypeCtor_name, field(DataCtor_typeCtor, c))
		End If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Dim out As Variant
	If isMissing(x) Then 
		If isNull(oFn) Then : oFn = Fn.ctorOf : End If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DataCtor
	assertEqual(typeOf(a), "Data/TDataCtor").x
	a = TDataCtor
	assertEqual(typeOf(a), "Data/TDataTypeCtor").x
	a = TDataTypeCtor
	assertEqual(typeOf(a), "Data/TDataTypeCtor").x
	a = DataTypeCtor
	assertEqual(typeOf(a), "Data/TDataCtor").x
	
	a = TList
	assertEqual(typeOf(a), "Data/TDataTypeCtor").x
	
	a = List_nil	' returns the singleton *value*
	assertEqual(typeOf(a), "Data/List").x
	a = List_cons
	assertEqual(typeOf(a), "Data/TDataCtor").x
	a = List_cons(List_nil, List_nil)
	assertEqual(typeOf(a), "Data/List").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TString
	assertEqual(isDataValue(vString), True).x
	assertEqual( fieldCount(vString), 0).x	' singleton value
	' TString returns the same instance again
	assert_same(TString,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TInteger
	assertEqual(isDataValue(vInt), True).x
	assertEqual( fieldCount(vInt), 0).x	' singleton value
	' TInteger returns the same instance again
	assert_same(TInteger,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             List_nil,			TList), True).x
	assertEqual(hasType(List_cons(1, List_nil),			TList),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List,			TString),	False).x
	assertEqual(hasType(List_nil,		TString),	False).x
	assertEqual(hasType(List_cons,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List,			TInteger),	False).x
	assertEqual(hasType(List_nil,		TInteger),	False).x
	assertEqual(hasType(List_cons,		TInteger),	Fals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